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0.9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000000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L1&amp;L2" table:style-name="ta1">
        <table:shapes>
          <draw:frame draw:z-index="0" draw:name="Диаграмма 1" draw:style-name="gr1" svg:width="8.737in" svg:height="5.4795in" svg:x="5.9295in" svg:y="0.9516in">
            <draw:object draw:notify-on-update-of-ranges="'L1&amp;L2'.D6:'L1&amp;L2'.D37 'L1&amp;L2'.E5:'L1&amp;L2'.E5 'L1&amp;L2'.E6:'L1&amp;L2'.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Диаграмма 2" draw:style-name="gr1" svg:width="9.1969in" svg:height="5.1799in" svg:x="5.6811in" svg:y="7.7831in">
            <draw:object draw:notify-on-update-of-ranges="'L1&amp;L2'.D41:'L1&amp;L2'.D72 'L1&amp;L2'.E40:'L1&amp;L2'.E40 'L1&amp;L2'.E41:'L1&amp;L2'.E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2" table:default-cell-style-name="ce1"/>
        <table:table-column table:style-name="co2" table:number-columns-repeated="1002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number-columns-repeated="2" table:style-name="ce2" office:value-type="float" office:value="26" calcext:value-type="float">
            <text:p>2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number-columns-repeated="22"/>
          <table:table-cell table:number-columns-repeated="1002"/>
        </table:table-row>
        <table:table-row table:style-name="ro1">
          <table:table-cell table:number-columns-repeated="3"/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tic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2"/>
          <table:table-cell table:number-columns-repeated="100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3" table:style-name="ta1">
        <table:shapes>
          <draw:frame draw:z-index="0" draw:name="Диаграмма 1" draw:style-name="gr1" svg:width="9.2638in" svg:height="5.4067in" svg:x="5.7319in" svg:y="0.2823in">
            <draw:object draw:notify-on-update-of-ranges="L3.C3:L3.C34 L3.D2:L3.D2 L3.D3:L3.D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1"/>
        <table:table-column table:style-name="co1" table:number-columns-repeated="4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t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ragment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tics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Пользователь</meta:initial-creator>
    <meta:creation-date>2022-12-14T22:01:24Z</meta:creation-date>
    <dc:date>2022-12-15T11:10:09.326684668</dc:date>
    <meta:editing-cycles>3</meta:editing-cycles>
    <meta:editing-duration>PT1H6M6S</meta:editing-duration>
    <meta:document-statistic meta:table-count="2" meta:cell-count="48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2.192cm" svg:height="13.918cm" xlink:href=".." xlink:type="simple" chart:class="chart:line" chart:style-name="ch1">
        <chart:title svg:x="8.499cm" svg:y="0.414cm" chart:style-name="ch2">
          <text:p>L1 Cache Associativity</text:p>
        </chart:title>
        <chart:legend chart:legend-position="end" svg:x="20.239cm" svg:y="6.66cm" style:legend-expansion="high" chart:style-name="ch3"/>
        <chart:plot-area chart:style-name="ch4" table:cell-range-address="'L1&amp;L2'.D6:'L1&amp;L2'.E37 'L1&amp;L2'.E5:'L1&amp;L2'.E5" chart:data-source-has-labels="both" svg:x="1.454cm" svg:y="1.497cm" svg:width="18.342cm" svg:height="11.162cm">
          <chartooo:coordinate-region svg:x="1.978cm" svg:y="1.696cm" svg:width="17.605cm" svg:height="10.316cm"/>
          <chart:axis chart:dimension="x" chart:name="primary-x" chart:style-name="ch5" chartooo:axis-type="text">
            <chart:title svg:x="8.98cm" svg:y="12.937cm" chart:style-name="ch6">
              <text:p>Fragmnets, amount</text:p>
            </chart:title>
            <chart:categories table:cell-range-address="'L1&amp;L2'.D6:'L1&amp;L2'.D37"/>
            <chart:grid chart:style-name="ch7" chart:class="major"/>
          </chart:axis>
          <chart:axis chart:dimension="y" chart:name="primary-y" chart:style-name="ch8">
            <chart:title svg:x="0.451cm" svg:y="9.292cm" chart:style-name="ch9">
              <text:p>Time Per One Element, tics</text:p>
            </chart:title>
            <chart:grid chart:style-name="ch7" chart:class="major"/>
          </chart:axis>
          <chart:series chart:style-name="ch10" chart:values-cell-range-address="'L1&amp;L2'.E6:'L1&amp;L2'.E37" chart:label-cell-address="'L1&amp;L2'.E5:'L1&amp;L2'.E5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s</text:p>
                <draw:g>
                  <svg:desc>'L1&amp;L2'.E5:'L1&amp;L2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1&amp;L2'.D6:'L1&amp;L2'.D37</svg:desc>
                </draw:g>
              </table:table-cell>
              <table:table-cell office:value-type="float" office:value="5">
                <text:p>5</text:p>
                <draw:g>
                  <svg:desc>'L1&amp;L2'.E6:'L1&amp;L2'.E3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36cm" svg:height="13.157cm" xlink:href=".." xlink:type="simple" chart:class="chart:line" chart:style-name="ch1">
        <chart:title svg:x="9.083cm" svg:y="0.399cm" chart:style-name="ch2">
          <text:p>L2 Cache Associativity</text:p>
        </chart:title>
        <chart:legend chart:legend-position="end" svg:x="21.407cm" svg:y="6.279cm" style:legend-expansion="high" chart:style-name="ch3"/>
        <chart:plot-area chart:style-name="ch4" table:cell-range-address="'L1&amp;L2'.D41:'L1&amp;L2'.E72 'L1&amp;L2'.E40:'L1&amp;L2'.E40" chart:data-source-has-labels="both" svg:x="1.478cm" svg:y="1.467cm" svg:width="19.462cm" svg:height="10.446cm">
          <chartooo:coordinate-region svg:x="2.002cm" svg:y="1.666cm" svg:width="18.725cm" svg:height="9.6cm"/>
          <chart:axis chart:dimension="x" chart:name="primary-x" chart:style-name="ch5" chartooo:axis-type="text">
            <chart:title svg:x="9.564cm" svg:y="12.176cm" chart:style-name="ch6">
              <text:p>Fragments, amount</text:p>
            </chart:title>
            <chart:categories table:cell-range-address="'L1&amp;L2'.D41:'L1&amp;L2'.D72"/>
            <chart:grid chart:style-name="ch7" chart:class="major"/>
          </chart:axis>
          <chart:axis chart:dimension="y" chart:name="primary-y" chart:style-name="ch8">
            <chart:title svg:x="0.451cm" svg:y="8.904cm" chart:style-name="ch9">
              <text:p>Time Per One Element, tics</text:p>
            </chart:title>
            <chart:grid chart:style-name="ch7" chart:class="major"/>
          </chart:axis>
          <chart:series chart:style-name="ch10" chart:values-cell-range-address="'L1&amp;L2'.E41:'L1&amp;L2'.E72" chart:label-cell-address="'L1&amp;L2'.E40:'L1&amp;L2'.E40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s</text:p>
                <draw:g>
                  <svg:desc>'L1&amp;L2'.E40:'L1&amp;L2'.E4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1&amp;L2'.D41:'L1&amp;L2'.D72</svg:desc>
                </draw:g>
              </table:table-cell>
              <table:table-cell office:value-type="float" office:value="6">
                <text:p>6</text:p>
                <draw:g>
                  <svg:desc>'L1&amp;L2'.E41:'L1&amp;L2'.E7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3.53cm" svg:height="13.733cm" xlink:href=".." xlink:type="simple" chart:class="chart:line" chart:style-name="ch1">
        <chart:title svg:x="8.242cm" svg:y="0.41cm" chart:style-name="ch2">
          <text:p>L3 Cache Associativity (Failed)</text:p>
        </chart:title>
        <chart:legend chart:legend-position="end" svg:x="21.577cm" svg:y="6.567cm" style:legend-expansion="high" chart:style-name="ch3"/>
        <chart:plot-area chart:style-name="ch4" table:cell-range-address="L3.C3:L3.D34 L3.D2:L3.D2" chart:data-source-has-labels="both" svg:x="1.481cm" svg:y="1.489cm" svg:width="19.626cm" svg:height="10.989cm">
          <chartooo:coordinate-region svg:x="2.111cm" svg:y="1.688cm" svg:width="18.783cm" svg:height="10.144cm"/>
          <chart:axis chart:dimension="x" chart:name="primary-x" chart:style-name="ch5" chartooo:axis-type="text">
            <chart:title svg:x="9.649cm" svg:y="12.752cm" chart:style-name="ch6">
              <text:p>Fragments, amount</text:p>
            </chart:title>
            <chart:categories table:cell-range-address="L3.C3:L3.C34"/>
            <chart:grid chart:style-name="ch7" chart:class="major"/>
          </chart:axis>
          <chart:axis chart:dimension="y" chart:name="primary-y" chart:style-name="ch8">
            <chart:title svg:x="0.451cm" svg:y="9.289cm" chart:style-name="ch9">
              <text:p>Time Per One Element, ticks</text:p>
            </chart:title>
            <chart:grid chart:style-name="ch7" chart:class="major"/>
          </chart:axis>
          <chart:series chart:style-name="ch10" chart:values-cell-range-address="L3.D3:L3.D34" chart:label-cell-address="L3.D2:L3.D2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s</text:p>
                <draw:g>
                  <svg:desc>L3.D2:L3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3.C3:L3.C34</svg:desc>
                </draw:g>
              </table:table-cell>
              <table:table-cell office:value-type="float" office:value="5">
                <text:p>5</text:p>
                <draw:g>
                  <svg:desc>L3.D3:L3.D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